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9877" officeooo:paragraph-rsid="000f9877"/>
    </style:style>
    <style:style style:name="P2" style:family="paragraph" style:parent-style-name="Standard">
      <style:text-properties officeooo:rsid="00115da2" officeooo:paragraph-rsid="00115da2"/>
    </style:style>
    <style:style style:name="P3" style:family="paragraph" style:parent-style-name="Standard">
      <style:text-properties officeooo:rsid="00117b07" officeooo:paragraph-rsid="00117b07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f9877" officeooo:paragraph-rsid="000f9877" style:font-weight-asian="bold" style:font-weight-complex="bold"/>
    </style:style>
    <style:style style:name="P5" style:family="paragraph" style:parent-style-name="Standard">
      <style:text-properties officeooo:rsid="0013354d" officeooo:paragraph-rsid="0013354d"/>
    </style:style>
    <style:style style:name="T1" style:family="text">
      <style:text-properties officeooo:rsid="000f9877"/>
    </style:style>
    <style:style style:name="T2" style:family="text">
      <style:text-properties officeooo:rsid="00117b07"/>
    </style:style>
    <style:style style:name="T3" style:family="text">
      <style:text-properties officeooo:rsid="00118a3b"/>
    </style:style>
    <style:style style:name="T4" style:family="text">
      <style:text-properties fo:color="#99cc66" officeooo:rsid="00118a3b"/>
    </style:style>
    <style:style style:name="T5" style:family="text">
      <style:text-properties fo:color="#009900" officeooo:rsid="00118a3b"/>
    </style:style>
    <style:style style:name="T6" style:family="text">
      <style:text-properties fo:color="#009900" officeooo:rsid="00117b07"/>
    </style:style>
    <style:style style:name="T7" style:family="text">
      <style:text-properties fo:color="#009900" officeooo:rsid="0013021d"/>
    </style:style>
    <style:style style:name="T8" style:family="text">
      <style:text-properties officeooo:rsid="001335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Questions that I need to clarify (when supervisor is back from sick leave):</text:p>
      <text:p text:style-name="P5"><text:span text:style-name="T1">What values do we compare?</text:span></text:p>
      <text:p text:style-name="P1">Do we run the new image through the windows programs and compare with the original data set?</text:p>
      <text:p text:style-name="P1"><text:tab/>If so, what do we compare (what is the method of comparison, is it an average etc?)</text:p>
      <text:p text:style-name="P2">In the tps files, what do the values represent, as the x&amp;y pixel descriptions have d<text:span text:style-name="T8">i</text:span>screpancies when viewed in paint?</text:p>
      <text:p text:style-name="P1"/>
      <text:p text:style-name="P1"/>
      <text:p text:style-name="P1">Goal:</text:p>
      <text:p text:style-name="P1">Create database where you can compare new specimen to existing dataset, and obtain probability of a specimen to existing species.</text:p>
      <text:p text:style-name="P1"/>
      <text:p text:style-name="P4">Milestones</text:p>
      <text:p text:style-name="P1">1) convert tps file to csv <text:span text:style-name="T6">20160922 </text:span><text:span text:style-name="T7">(25%)</text:span></text:p>
      <text:p text:style-name="P1">2) <text:span text:style-name="T2">make a script that will read and process the csv file </text:span><text:span text:style-name="T6">20160929 (condit. on return of super) </text:span><text:span text:style-name="T7">(25%)</text:span></text:p>
      <text:p text:style-name="P3">3) Establish variables that can be used for comparisson of new specimen with database <text:span text:style-name="T5">20161006 </text:span><text:span text:style-name="T7">(25%)</text:span></text:p>
      <text:p text:style-name="P3">4) Visual representation of the comparison <text:span text:style-name="T5">20161013 </text:span><text:span text:style-name="T7">(25%)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2:26:35.944584727</meta:creation-date>
    <dc:date>2016-09-15T20:47:55.255853717</dc:date>
    <meta:editing-duration>PT7H29M48S</meta:editing-duration>
    <meta:editing-cycles>1</meta:editing-cycles>
    <meta:document-statistic meta:table-count="0" meta:image-count="0" meta:object-count="0" meta:page-count="1" meta:paragraph-count="12" meta:word-count="145" meta:character-count="837" meta:non-whitespace-character-count="703"/>
    <meta:generator>LibreOffice/5.1.4.2$Linux_X86_64 LibreOffice_project/10m0$Build-2</meta:generator>
  </office:meta>
</office:document-meta>
</file>